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84pt"/>
    </style:style>
    <style:style style:name="co3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enter:</text:p>
          </table:table-cell>
          <table:table-cell office:value-type="float" office:value="18750000" calcext:value-type="float">
            <text:p>18750000</text:p>
          </table:table-cell>
          <table:table-cell/>
          <table:table-cell office:value-type="string" calcext:value-type="string">
            <text:p>omega:</text:p>
          </table:table-cell>
          <table:table-cell table:formula="of:=2*PI()*[.B1]" office:value-type="float" office:value="117809724.509617" calcext:value-type="float">
            <text:p>117809724.509617</text:p>
          </table:table-cell>
        </table:table-row>
        <table:table-row table:style-name="ro1">
          <table:table-cell office:value-type="string" calcext:value-type="string">
            <text:p>Bandwidth:</text:p>
          </table:table-cell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C0:</text:p>
          </table:table-cell>
          <table:table-cell table:formula="of:=1/([.E1]^2*[.B3])" office:value-type="float" office:value="0.000000000180126548697489" calcext:value-type="float">
            <text:p>1.80126548697489E-10</text:p>
          </table:table-cell>
        </table:table-row>
        <table:table-row table:style-name="ro1">
          <table:table-cell office:value-type="string" calcext:value-type="string">
            <text:p>Inductor:</text:p>
          </table:table-cell>
          <table:table-cell office:value-type="float" office:value="0.0000004" calcext:value-type="float">
            <text:p>0.0000004</text:p>
          </table:table-cell>
          <table:table-cell/>
          <table:table-cell office:value-type="string" calcext:value-type="string">
            <text:p>C12:</text:p>
          </table:table-cell>
          <table:table-cell table:style-name="ce1" table:formula="of:=[.E2]*[.B7]*[.B2]/[.B1]" office:value-type="float" office:value="0.00000000000679293240447972" calcext:value-type="float">
            <text:p>6.79293240447972E-12</text:p>
          </table:table-cell>
        </table:table-row>
        <table:table-row table:style-name="ro1">
          <table:table-cell office:value-type="string" calcext:value-type="string">
            <text:p>Qu: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e:</text:p>
          </table:table-cell>
          <table:table-cell table:formula="of:=([.B8]*[.B1]*[.B4])/([.B2]*[.B4]-[.B8]*[.B1])" office:value-type="float" office:value="23.0769230769231" calcext:value-type="float">
            <text:p>23.0769230769</text:p>
          </table:table-cell>
        </table:table-row>
        <table:table-row table:style-name="ro1">
          <table:table-cell office:value-type="string" calcext:value-type="string">
            <text:p>Z: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e:</text:p>
          </table:table-cell>
          <table:table-cell table:style-name="ce1" table:formula="of:=1/[.E1]*1/SQRT([.B5]*[.E4]*[.E1]*[.B3]-[.B5]^2)" office:value-type="float" office:value="0.0000000000372687792030716" calcext:value-type="float">
            <text:p>3.72687792030716E-11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Ct:</text:p>
          </table:table-cell>
          <table:table-cell table:style-name="ce1" table:formula="of:=[.E2]-[.E5]-[.E3]" office:value-type="float" office:value="0.000000000136064837089938" calcext:value-type="float">
            <text:p>1.36064837089938E-10</text:p>
          </table:table-cell>
        </table:table-row>
        <table:table-row table:style-name="ro1">
          <table:table-cell office:value-type="string" calcext:value-type="string">
            <text:p>k:</text:p>
          </table:table-cell>
          <table:table-cell office:value-type="float" office:value="0.7071" calcext:value-type="float">
            <text:p>0.7071</text:p>
          </table:table-cell>
          <table:table-cell/>
          <table:table-cell office:value-type="string" calcext:value-type="string">
            <text:p>Cm:</text:p>
          </table:table-cell>
          <table:table-cell table:style-name="ce1" table:formula="of:=[.E2]-2*[.E3]" office:value-type="float" office:value="0.00000000016654068388853" calcext:value-type="float">
            <text:p>1.6654068388853E-10</text:p>
          </table:table-cell>
        </table:table-row>
        <table:table-row table:style-name="ro1">
          <table:table-cell office:value-type="string" calcext:value-type="string">
            <text:p>q: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6">00/00/0000</text:date>, <text:time style:data-style-name="N2" text:time-value="15:14:02.076695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20:51:18.438816652</meta:creation-date>
    <dc:date>2019-04-06T18:21:03.017862058</dc:date>
    <meta:editing-duration>PT1H18M8S</meta:editing-duration>
    <meta:editing-cycles>3</meta:editing-cycles>
    <meta:generator>LibreOffice/5.1.6.2$Linux_X86_64 LibreOffice_project/10m0$Build-2</meta:generator>
    <meta:document-statistic meta:table-count="1" meta:cell-count="28" meta:object-count="0"/>
  </office:meta>
</office:document-meta>
</file>